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List_20_1">
      <style:text-properties officeooo:rsid="0012b2cb" officeooo:paragraph-rsid="0012b2cb"/>
    </style:style>
    <style:style style:name="P3" style:family="paragraph" style:parent-style-name="List_20_1">
      <style:text-properties officeooo:paragraph-rsid="0019e72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0821"/>
    </style:style>
    <style:style style:name="T3" style:family="text">
      <style:text-properties officeooo:rsid="00148ef5"/>
    </style:style>
    <style:style style:name="T4" style:family="text">
      <style:text-properties officeooo:rsid="00161c25"/>
    </style:style>
    <style:style style:name="T5" style:family="text">
      <style:text-properties officeooo:rsid="0018d7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601129532" text:style-name="Outline">
        <text:list-item>
          <text:h text:style-name="P1" text:outline-level="1">Key features</text:h>
          <text:list>
            <text:list-item>
              <text:h text:style-name="Heading_20_2" text:outline-level="2">General</text:h>
            </text:list-item>
          </text:list>
        </text:list-item>
      </text:list>
      <text:list xml:id="list220752973" text:style-name="List_20_1">
        <text:list-item>
          <text:p text:style-name="List_20_1_20_Start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List_20_1">Light / Dark theme</text:p>
        </text:list-item>
        <text:list-item>
          <text:p text:style-name="List_20_1">Multi-tab support <text:s/>for faster navigation</text:p>
        </text:list-item>
        <text:list-item>
          <text:p text:style-name="List_20_1_20_Cont.">Cross-platform run-time (Linux, Windows, macOS)</text:p>
        </text:list-item>
        <text:list-item>
          <text:p text:style-name="List_20_1_20_Cont.">Modular design based on plug-ins that can be added/removed depends of scope of the work</text:p>
        </text:list-item>
        <text:list-item>
          <text:p text:style-name="List_20_1_20_Cont.">Source/Version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List_20_1_20_Cont."><text:span text:style-name="T2">Free and o</text:span>pen source, <text:span text:style-name="T4">EEZ Studio license: GPL 3.0; Runtime License (user selectable): MIT, BSD 2.0, Public Domain</text:span></text:p>
        </text:list-item>
      </text:list>
      <text:list xml:id="list114051995239682" text:continue-list="list3601129532" text:style-name="Outline">
        <text:list-item>
          <text:list>
            <text:list-item>
              <text:h text:style-name="Heading_20_2" text:outline-level="2">EEZ Studio Project</text:h>
            </text:list-item>
          </text:list>
        </text:list-item>
      </text:list>
      <text:list xml:id="list114052346312175" text:continue-list="list220752973" text:style-name="List_20_1">
        <text:list-item>
          <text:p text:style-name="List_20_1_20_Start">Modular visual development environment for rich embedded GUI (small display/limited resources) and desktop GUI</text:p>
        </text:list-item>
        <text:list-item>
          <text:p text:style-name="List_20_1"><text:span text:style-name="T1">EEZ Flow</text:span>, low-code flowchart programming for both rapid prototyping and creation of complex applications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cs Library) support</text:p>
        </text:list-item>
        <text:list-item>
          <text:p text:style-name="List_20_1">Multi-language support</text:p>
        </text:list-item>
        <text:list-item>
          <text:p text:style-name="P3">Support for unlimited number of Color Themes</text:p>
        </text:list-item>
        <text:list-item>
          <text:p text:style-name="P3">Support for unlimited number of Widget styles</text:p>
        </text:list-item>
        <text:list-item>
          <text:p text:style-name="P3">Support for unlimited number of user created Widgets and Actions</text:p>
        </text:list-item>
        <text:list-item>
          <text:p text:style-name="P2">Copy/paste between projects</text:p>
        </text:list-item>
        <text:list-item>
          <text:p text:style-name="P2">Project scrapbook</text:p>
        </text:list-item>
        <text:list-item>
          <text:p text:style-name="List_20_1">Adding new functionality using Project extensions</text:p>
        </text:list-item>
        <text:list-item>
          <text:p text:style-name="List_20_1_20_Cont.">Generate C++ code for embedded GUI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EEZ BB3 and other STM32 target platforms or <text:a xlink:type="simple" xlink:href="https://www.arduino.cc/en/software" office:target-frame-name="_blank" xlink:show="new" text:style-name="Internet_20_link" text:visited-style-name="Visited_20_Internet_20_Link">Arduino IDE</text:a> for EEZ H24005 and other Arduino compatible target platforms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1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<text:span text:style-name="T3">a</text:span>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</text:list>
      <text:list xml:id="list114051732024899" text:continue-list="list114051995239682" text:style-name="Outline">
        <text:list-item>
          <text:list>
            <text:list-item>
              <text:h text:style-name="Heading_20_2" text:outline-level="2">EEZ Studio Instrument</text:h>
            </text:list-item>
          </text:list>
        </text:list-item>
      </text:list>
      <text:list xml:id="list114053117988231" text:continue-list="list114052346312175" text:style-name="List_20_1">
        <text:list-item>
          <text:p text:style-name="List_20_1_20_Start">Dynamic environment where multiple instruments can be configured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<text:span text:style-name="T5">Custom, </text:span>Serial (via USB), Ethernet and VISA (via free <text:a xlink:type="simple" xlink:href="https://www.rohde-schwarz.com/us/driver-pages/remote-control/3-visa-and-tools_231388.html" office:target-frame-name="_blank" xlink:show="new" text:style-name="Internet_20_link" text:visited-style-name="Visited_20_Internet_20_Link">R&amp;S®VISA</text:a>) T&amp;M instrument interfaces support</text:p>
        </text:list-item>
        <text:list-item>
          <text:p text:style-name="List_20_1_20_Cont.">Direct import of EEZ Studio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<text:soft-page-break/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C%1%." style:num-prefix="C" style:num-suffix="." style:num-format="1" text:start-value="4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C4. 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3.7.2$Linux_X86_64 LibreOffice_project/e114eadc50a9ff8d8c8a0567d6da8f454beeb84f</meta:generator>
    <dc:title>C4. 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2" meta:paragraph-count="47" meta:word-count="474" meta:character-count="3105" meta:non-whitespace-character-count="2715"/>
    <meta:user-defined meta:name="WebPublish_Post_Id">9274</meta:user-defined>
    <meta:user-defined meta:name="WebPublish_Post_PostType">post</meta:user-defined>
    <meta:user-defined meta:name="WebPublish_Post_PrimaryCategory">187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